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in" style:rel-column-width="3609*"/>
    </style:style>
    <style:style style:name="តារាង1.B" style:family="table-column">
      <style:table-column-properties style:column-width="1.0549in" style:rel-column-width="6346*"/>
    </style:style>
    <style:style style:name="តារាង1.C" style:family="table-column">
      <style:table-column-properties style:column-width="0.4368in" style:rel-column-width="2628*"/>
    </style:style>
    <style:style style:name="តារាង1.D" style:family="table-column">
      <style:table-column-properties style:column-width="0.9069in" style:rel-column-width="5456*"/>
    </style:style>
    <style:style style:name="តារាង1.E" style:family="table-column">
      <style:table-column-properties style:column-width="0.5924in" style:rel-column-width="3564*"/>
    </style:style>
    <style:style style:name="តារាង1.F" style:family="table-column">
      <style:table-column-properties style:column-width="0.9479in" style:rel-column-width="5703*"/>
    </style:style>
    <style:style style:name="តារាង1.G" style:family="table-column">
      <style:table-column-properties style:column-width="4.1479in" style:rel-column-width="24948*"/>
    </style:style>
    <style:style style:name="តារាង1.H" style:family="table-column">
      <style:table-column-properties style:column-width="1.1389in" style:rel-column-width="6852*"/>
    </style:style>
    <style:style style:name="តារាង1.I" style:family="table-column">
      <style:table-column-properties style:column-width="1.0688in" style:rel-column-width="642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1" style:family="text">
      <style:text-properties fo:background-color="#ffffff"/>
    </style:style>
    <style:style style:name="T2" style:family="text">
      <style:text-properties style:text-underline-style="none"/>
    </style:style>
    <style:style style:name="T3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ឌ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្យញ្ជនៈ​ទី ៣ ក្នុង​វគ្គ​ទី ៣ ជា​មុទ្ធជៈ មាន​សំឡេង​កើត​ក្នុង​ក្បាល ផ្សេង​គ្នា​ពី​សំឡេង ទ ទន្តជៈ , ជា​សិថិល​ឃោសៈ (ខាង សំ. បា. អ. ថ. ឌ៎ៈ (ឌ៎ៈ ឌ៎្ហៈ), បើក​មាត់​រលាស់​ចុង​អណ្ដាត​ទៅ​ខាង​លើ, កុំ​ឲ្យ​ដូច ទៈ ទ្ហៈ ដែល​រលាស់​ចុង​អណ្ដាត​ឲ្យ​ប៉ះ​ត្រង់​ប្រទល់​ធ្មេញ) ។ ព្យញ្ជនៈ ឌ នេះ, សម្រាប់​ភាសា សំ. <text:s/>និង <text:s/>បា. <text:s/>ឃើញ​មាន​ប្រើ​ជា ដើម​ពាក្យ ឬ​ជា មេ​ពាក្យ ខ្លះ​បន្ដិចបន្ដួច​ដូច​ជា ឌំស “របោម”; <text:s/>ឌាក “ជ្រក់, ទឹក​ជ្រក់”; ឌាហ “សេចក្ដី​ក្ដៅ​ក្រហាយ, សេចក្ដី​អន្ទះអន្ទែង; ភ្លើង” ជាដើម; បើ​ដាក់​រៀង​ត្រង់​កណ្ដាល​ឬ​ត្រង់​ខាង​ចុង​នៃ​អក្សរ​ឯ​ទៀត​នោះ​ឃើញ​មាន​ប្រើ​ក្រែល ដូច​ជា ចណ្ឌ, ចណ្ឌាល, ប្រចណ្ឌ, បណ្ឌិត, ភណ្ឌៈ, មណ្ឌប, មណ្ឌល, សណ្ឌាស ជាដើម (ម. ព. ទាំង​នោះ); ឯ​ភាសា​ខ្មែរ​យើង​មិន​មាន​ប្រើ​សោះ​ឡើយ, ដែល​មាន​ខ្លះ​នោះ​ក៏​សុទ្ធ​តែ​យក​ភាសា​ដទៃ​មក​ប្រើ ដូច​ពាក្យ​ដែល​មាន​ត​ទៅ​នេ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៦</text:p>
          </table:table-cell>
          <table:table-cell table:style-name="តារាង1.A2" office:value-type="string">
            <text:p text:style-name="P5">ឌមជ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ឌៈ មៈ ជន់</text:p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ឌម + ជន) ជន​អ្នក​ធ្វើ​ការ​ឈ្នួល​យ៉ាង​ទាប មាន​ចាក់​សំរាម, ដង​ទឹក​សម្អុយ​ចោល <text:s/>ជាដើម : ពួក​ឌមជ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៧</text:p>
          </table:table-cell>
          <table:table-cell table:style-name="តារាង1.A2" office:value-type="string">
            <text:p text:style-name="P5">ឌាក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ិសាច​ស្រី ឬ​ស្រី​បិសា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៨</text:p>
          </table:table-cell>
          <table:table-cell table:style-name="តារាង1.A2" office:value-type="string">
            <text:p text:style-name="P5">ឌាឌិ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ទឹម, ផ្លែ​ទទឹម ។</text:p>
          </table:table-cell>
          <table:table-cell table:style-name="តារាង1.D2" office:value-type="string">
            <text:p text:style-name="P3">ឌាលិម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០៩៩</text:p>
          </table:table-cell>
          <table:table-cell table:style-name="តារាង1.A2" office:value-type="string">
            <text:p text:style-name="P5">ឌាហ​រោ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ឌាហៈ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រោគ​ក្ដៅ​ក្រហាយ, ជំងឺ​ក្ដៅ​អន្ទះអន្ទែង​ក្នុង​កាយ, ជំងឺ​គ្រុន​ក្ដ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០</text:p>
          </table:table-cell>
          <table:table-cell table:style-name="តារាង1.A2" office:value-type="string">
            <text:p text:style-name="P5">ឌិកតេ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រ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Dictée) ការ​សរសេរ​តាម​ពាក្យ​ដែល​គេ​សូត្រ, គេ​អាន គឺ​មាន​អ្នក​អាន​សេចក្ដី​អ្វី​មួយ​ថា​បង្អង់​ៗ តាម​ឃ្លា តាម​សង្កាត់​ឲ្យ​អ្នក​ស្ដាប់​សរសេរ​តាម : ធ្វើ​ឌិកតេ, ហៅ ឌិកតេ, សូត្រ​ឌិកតេ ។ <text:s/>ខ្មែរ​យើង​ប្រើ​ពាក្យ​នេះ​ជា កិ. ក៏​មាន : កំពុង​ឌិកតេ ។ ពាក្យ​នេះ​ហៅ​ជា​ខ្មែរ​ថា សរសេរ​តាម​សូត្រ ឬ សរសេរ​តាម​អ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១</text:p>
          </table:table-cell>
          <table:table-cell table:style-name="តារាង1.A2" office:value-type="string">
            <text:p text:style-name="P5">ឌ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ដិន អ. ថ. ឌិន) គ្រឿង​វិចិត្រ​ធ្វើ​ដោយ​ប្រាក់, មាស, ស្ពាន់ ឬ​លាយ​មាស (ធ្វើ​មក​ពី​ប្រទេស​ក្រៅ) សម្រាប់​ប៉ាក់​គ្រឿង​ប្រដាប់​ប្រើ​ជា​លំអ​ផ្សេង​ៗ : ឌិន​ប្រាក់, ឌិន​មាស, ឌិន​ស្ព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ឌិន​ប្រាក់</text:p>
            <text:p text:style-name="P4">ឌិន​មាស</text:p>
            <text:p text:style-name="P4">ឌិន​ស្ពាន់ </text:p>
          </table:table-cell>
        </table:table-row>
        <table:table-row>
          <table:table-cell table:style-name="តារាង1.A2" office:value-type="string">
            <text:p text:style-name="P3">៤១០២</text:p>
          </table:table-cell>
          <table:table-cell table:style-name="តារាង1.A2" office:value-type="string">
            <text:p text:style-name="P5">ឌឺ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<text:span text:style-name="T3">ដ្ចឺœ</text:span>អ. ថ. ឌឺ ឬ <text:span text:style-name="T3">ដ្ចឺœដឹង</text:span> <text:s/>អ. ថ. ឌឺឌឹង គុ. “ដែល​មិន​ជឿ​ស្ដាប់, ពិបាក​ស្ដី​ថា, ប្រដៅ​ក្រ”) ផ្គើន​ឲ្យ, និយាយ​ផ្គើន : ស្ដី​ប្រដៅ​ទៅ វា​ឌឺ​ឲ្យ​មក​វិញ; ឌឺ​ឲ្យ​ឈឺ​ចិត្ត ។ កិ. វិ. និយាយ​ឌឺ, ជេរ​ឌឺ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៣</text:p>
          </table:table-cell>
          <table:table-cell table:style-name="តារាង1.A2" office:value-type="string">
            <text:p text:style-name="P5">ឌឺដ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<text:span text:style-name="T1">(</text:span><text:span text:style-name="T3">ដឺ្ចœដាœន</text:span><text:span text:style-name="T1"> </text:span><text:span text:style-name="T2">អ. ថ. ឌឺដាន <text:s/>គុ. ដែល​ប្រដៅ​ក្រ, ដែល​ចចេស​ ពិបាក​ស្ដី​ថា; ដែល​រិល, មិន​មុត “កាំបិត”,...) និយាយ​ដៀមដាម, និយាយ​បញ្ចៀស​វាសវាង​ឲ្យ​ដឹង​ខ្លួន, ឲ្យ​ខឹង, ឲ្យ​ឈឺ​ចិត្ត : វា​ចេះ​តែ​ឌឺដង​ឲ្យ​ខ្ញុំ, ស្ទើរ​តែ​នឹង​ទប់​មិន​ឈ្នះ, ព្រឹក​ឌឺដង​ល្ងាច​ឌឺដង, ប្រហែល​ជា​នឹង​ទប់​ពុំ​បាន​ទេ​ដឹង ? 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៤</text:p>
          </table:table-cell>
          <table:table-cell table:style-name="តារាង1.A2" office:value-type="string">
            <text:p text:style-name="P5">ឌុដ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ដុដ័ន អ. ថ. ឌុដាន់ គុ. “ដែល​រឹងត្អឹង ស្ដី​ថា, ហាម​ប្រាម​មិន​ស្ដាប់; កាច”) រំអុក​ឲ្យ, និយាយ​កកែកករ ។ រក​រឿង​រក​ហេតុ, និយាយ​រុក​កួន, និយាយ​ចាក់​រុក, ញុះញង់ ។ ច្រើន​ប្រើ​ក្លាយ​មក​ជា ឌុកដ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៥</text:p>
          </table:table-cell>
          <table:table-cell table:style-name="តារាង1.A2" office:value-type="string">
            <text:p text:style-name="P5">ឌុកដ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ឌុដាន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៦</text:p>
          </table:table-cell>
          <table:table-cell table:style-name="តារាង1.A2" office:value-type="string">
            <text:p text:style-name="P5">ឌុ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4">(ដុល្យ អ. ថ. ឌុន; កា្លយ​មក​ពី សំ. បា. តុល្យ) <text:s/>ដែល​ស្មើ​គា្ន, ដែល​ស្រប​គ្នា, ដូច​គ្នា : ពាក្យ​ឌុន​គ្នា, សេចក្ដី​ឌុន​គ្នា (មិន​សូវ​ប្រើ) ។ ម. ព. តុល្យ និង តុល្យាធិករណៈ 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៧</text:p>
          </table:table-cell>
          <table:table-cell table:style-name="តារាង1.A2" office:value-type="string">
            <text:p text:style-name="P5">ឌេបនកម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ឌេប៉ៈ ន៉ៈ ក័ម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ារ​ប្រហារ, ការ​ពិឃាត ឬ វិឃាតកម្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០៨</text:p>
          </table:table-cell>
          <table:table-cell table:style-name="តារាង1.A2" office:value-type="string">
            <text:p text:style-name="P5">ឌេបនាក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ឌេប៉ៈន៉ាកា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4">អាការ​បោះ​ចោល : ធ្វើ​ឌេបនា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1T10:02:19</dc:date>
    <meta:print-date>2005-12-01T09:25:03</meta:print-date>
    <dc:language>en-US</dc:language>
    <meta:editing-cycles>141</meta:editing-cycles>
    <meta:editing-duration>P3DT1H4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80" meta:word-count="275" meta:character-count="2665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